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8cm" fo:break-before="auto" fo:break-after="auto" table:align="margins"/>
    </style:style>
    <style:style style:name="Table1.A" style:family="table-column">
      <style:table-column-properties style:column-width="6.239cm" style:rel-column-width="14601*"/>
    </style:style>
    <style:style style:name="Table1.B" style:family="table-column">
      <style:table-column-properties style:column-width="21.761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2" style:family="table-row">
      <style:table-row-properties style:min-row-height="0.732cm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3.161cm"/>
    </style:style>
    <style:style style:name="Table1.4" style:family="table-row">
      <style:table-row-properties style:min-row-height="0.58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style:font-name="Cambria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/>
    </style:style>
    <style:style style:name="P11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style:font-size-asian="14pt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variant="normal" fo:text-transform="none" fo:color="#252525" style:font-name="Cambria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font-name="Cambria" fo:language="ru" fo:country="RU"/>
    </style:style>
    <style:style style:name="P15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text-position="0% 100%" style:font-name="Cambria" fo:language="ru" fo:country="RU" fo:font-weight="bold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margin-left="0cm" fo:margin-right="0cm" fo:margin-top="0cm" fo:margin-bottom="0.199cm" fo:line-height="100%" fo:text-align="center" style:justify-single-word="false" fo:text-indent="1.501cm" style:auto-text-indent="false"/>
      <style:text-properties style:text-position="0% 100%" style:font-name="Cambria" fo:language="ru" fo:country="RU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P1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style:font-name="Cambria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transparent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normal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weight="normal" style:font-size-asian="14pt" style:font-weight-asian="normal" style:font-size-complex="14pt" style:font-weight-complex="normal"/>
    </style:style>
    <style:style style:name="T10" style:family="text">
      <style:text-properties style:text-position="super 58%" fo:language="en" fo:country="US" fo:font-weight="normal" style:font-size-asian="14pt" style:font-weight-asian="normal" style:font-size-complex="14pt" style:font-weight-complex="normal"/>
    </style:style>
    <style:style style:name="T11" style:family="text">
      <style:text-properties style:text-position="0% 100%"/>
    </style:style>
    <style:style style:name="T12" style:family="text">
      <style:text-properties style:text-position="0% 100%" fo:language="en" fo:country="US" fo:font-weight="normal" style:font-size-asian="14pt" style:font-weight-asian="normal" style:font-size-complex="14pt" style:font-weight-complex="normal"/>
    </style:style>
    <style:style style:name="T13" style:family="text">
      <style:text-properties style:text-position="0% 100%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771cm" svg:height="0.82cm" draw:z-index="2"><draw:image xlink:href="../images/3603.png" xlink:type="simple" xlink:show="embed" xlink:actuate="onLoad"/></draw:frame></text:p>
          </table:table-cell>
          <table:table-cell table:style-name="Table1.B1" office:value-type="string">
            <text:p text:style-name="P17">Быстрое преобразование Фурье</text:p>
          </table:table-cell>
        </table:table-row>
        <table:table-row table:style-name="Table1.2"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<text:span text:style-name="T2"> векторизован |</text:span></text:p>
          </table:table-cell>
        </table:table-row>
        <table:table-row table:style-name="Table1.3">
          <table:table-cell table:style-name="Table1.B1" office:value-type="string">
            <text:p text:style-name="P2"><draw:frame draw:style-name="fr2" draw:name="Графический объект2" text:anchor-type="as-char" svg:y="0cm" svg:width="2.799cm" svg:height="1.91cm" draw:z-index="0"><draw:image xlink:href="../images/3603s.png" xlink:type="simple" xlink:show="embed" xlink:actuate="onLoad"/></draw:frame></text:p>
          </table:table-cell>
          <table:table-cell table:style-name="Table1.B1" office:value-type="string">
            <text:p text:style-name="P4"/>
          </table:table-cell>
        </table:table-row>
        <table:table-row table:style-name="Table1.4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>
          <table:table-cell table:style-name="Table1.A2" table:number-columns-spanned="2" office:value-type="string">
            <text:p text:style-name="P13">Блок предназначен для применения преобразования Фурье к последовательностям действительных чисел.</text:p>
            <text:p text:style-name="P6"/>
            <text:p text:style-name="P6">Входы:</text:p>
            <text:p text:style-name="P12"><text:span text:style-name="T1">DataInput</text:span> – <text:span text:style-name="T3">входной вектор вещественных частей входного сигнала;</text:span></text:p>
            <text:p text:style-name="P12"><text:span text:style-name="T1">Sync</text:span><text:span text:style-name="T3"> – вход для синхроимпульсов;</text:span></text:p>
            <text:p text:style-name="P6">Выходы:</text:p>
            <text:p text:style-name="P11">RealDataOut –<text:span text:style-name="T5"> </text:span><text:span text:style-name="T4">вектор действительных частей выходного сигнала;</text:span></text:p>
            <text:p text:style-name="P11"><text:span text:style-name="T4">Imag</text:span><text:span text:style-name="T5">DataOut – </text:span><text:span text:style-name="T4">вектор мнимых частей выходного сигнала;</text:span></text:p>
            <text:p text:style-name="P6">Свойства блока:</text:p>
            <text:p text:style-name="P7">Размер серии <text:span text:style-name="T7">–</text:span><text:span text:style-name="T5"> величина серии обрабатываемых данных (целое число);</text:span></text:p>
            <text:p text:style-name="P8"/>
            <text:p text:style-name="P13">На входной порт <text:span text:style-name="T7">Sync</text:span> должны подаваться прямоугольные синхроимпульсы единичной амплитуды. Срабатывание блока происходит по переднему фронту синхроимпульсов. При каждом срабатывании блока на выходе формируется массив действительных и мнимых частей комплексных чисел по следующему правилу (обратное дискретное преобразование Фурье):</text:p>
            <text:p text:style-name="P9"><draw:frame draw:style-name="fr3" draw:name="Объект2" text:anchor-type="as-char" svg:width="5.971cm" svg:height="1.152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10"><text:span text:style-name="T6">где </text:span><text:span text:style-name="T8">N – </text:span><text:span text:style-name="T6">количество отсчетов; </text:span><text:span text:style-name="T8">X – результирующий массив </text:span><text:span text:style-name="T6">комплексных числе; </text:span><text:span text:style-name="T8">x – </text:span><text:span text:style-name="T6">массив входных данных.</text:span></text:p>
            <text:p text:style-name="P14"><text:span text:style-name="T9">Наибольшая эффективность достигается при использовании серий размера 2</text:span><text:span text:style-name="T10">n</text:span><text:span text:style-name="T12">.</text:span></text:p>
            <text:p text:style-name="P15">Пример использования блока</text:p>
            <text:p text:style-name="P16"><draw:frame draw:style-name="fr2" draw:name="Графический объект3" text:anchor-type="as-char" svg:y="0cm" svg:width="19.98cm" svg:height="6.669cm" draw:z-index="3"><draw:image xlink:href="../images/3603_1.png" xlink:type="simple" xlink:show="embed" xlink:actuate="onLoad"/></draw:frame></text:p>
            <text:p text:style-name="P19"><text:span text:style-name="T13">Здесь </text:span><text:span text:style-name="T11">блок </text:span><text:span text:style-name="T13">прямого</text:span><text:span text:style-name="T11"> преобразования Фурье используется в некоторой схеме обработки сигнала. Исходный сигнал представляет собой синусоиду с частотой 1 Гц. Блок буфера формирует массив из 10 отсчетов с частотой дискретизации 10Гц, </text:span><text:span text:style-name="T13">задаваемой меандром.</text:span><text:span text:style-name="T11"> Массив подвергается прямому преобразованию Фурье </text:span><text:span text:style-name="T13">с помощью описываемого блока</text:span><text:span text:style-name="T11">, </text:span><text:soft-page-break/><text:span text:style-name="T11">результат которого – это массив комплексных чисел. </text:span><text:span text:style-name="T13">Затем полученный</text:span><text:span text:style-name="T11"> массив комплексных чисел подвергается обратному преобразованию Фурье. </text:span><text:span text:style-name="T13">Итоговый</text:span><text:span text:style-name="T11"> массив действительных чисел выводится с помощью блока </text:span><text:span text:style-name="T13">буферного </text:span><text:span text:style-name="T11">регистра. В качестве сигнала срабатывания блоков преобразования и сигнала записи данных в регистр используется сигнал готовности данных буфера. Результат</text:span><text:span text:style-name="T13">ы работы схемы:</text:span></text:p>
            <text:p text:style-name="P20"><text:span text:style-name="T13"><draw:frame draw:style-name="fr2" draw:name="Графический объект4" text:anchor-type="as-char" svg:y="0cm" svg:width="17.649cm" svg:height="11.25cm" draw:z-index="4"><draw:image xlink:href="../images/3603_2.png" xlink:type="simple" xlink:show="embed" xlink:actuate="onLoad"/></draw:frame></text:span></text:p>
            <text:p text:style-name="P18">Запаздывание на графике выходного сигнала связано с временем накопления заданного количества отсчетов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30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Быстрое преобразование Фурье</dc:title>
    <dc:date>2016-07-11T17:46:49.91</dc:date>
    <meta:generator>OpenOffice/4.1.1$Win32 OpenOffice.org_project/411m6$Build-9775</meta:generator>
    <meta:editing-duration>PT13H48M19S</meta:editing-duration>
    <meta:editing-cycles>83</meta:editing-cycles>
    <dc:creator>ILYA KUBENSKIY</dc:creator>
    <meta:document-statistic meta:table-count="1" meta:image-count="4" meta:object-count="1" meta:page-count="2" meta:paragraph-count="24" meta:word-count="225" meta:character-count="1802"/>
  </office:meta>
</office:document-meta>
</file>

<file path=Object 2/content.xml><?xml version="1.0" encoding="utf-8"?>
<math xmlns="http://www.w3.org/1998/Math/MathML">
  <semantics>
    <mrow>
      <mrow>
        <msub>
          <mi>X</mi>
          <mrow>
            <mi>k</mi>
          </mrow>
        </msub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sub>
            <mi>x</mi>
            <mrow>
              <mi>n</mi>
            </mrow>
          </msub>
        </mrow>
      </mrow>
      <msup>
        <mi>e</mi>
        <mrow>
          <mfrac>
            <mrow>
              <mo stretchy="false">−</mo>
              <mrow>
                <mn>2</mn>
                <mo stretchy="false">π</mo>
                <mi>i</mi>
              </mrow>
            </mrow>
            <mrow>
              <mi>N</mi>
            </mrow>
          </mfrac>
          <mi mathvariant="italic">kn</mi>
        </mrow>
      </msup>
      <mi>;</mi>
      <mrow>
        <mi>k</mi>
        <mo stretchy="false">=</mo>
        <mn>0,</mn>
      </mrow>
      <mn>...</mn>
      <mi>,</mi>
      <mrow>
        <mi>N</mi>
        <mo stretchy="false">−</mo>
        <mn>1</mn>
      </mrow>
    </mrow>
    <annotation encoding="StarMath 5.0">X_{k}=sum from{n=0} to{N-1} x_{n} e^{-{2%ipi i} over {N} kn }; k=0,...,N-1</annotation>
  </semantics>
</math>
</file>